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draw:fill-color="#0096d4" fo:padding-top="-0.05cm" fo:padding-bottom="-0.05cm" fo:padding-left="-0.05cm" fo:padding-right="-0.05cm"/>
    </style:style>
    <style:style style:name="gr2" style:family="graphic" style:parent-style-name="standard">
      <style:graphic-properties svg:stroke-width="0.001cm" svg:stroke-color="#add6e7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svg:stroke-width="0cm" draw:fill-color="#005a80" fo:padding-top="-0.05cm" fo:padding-bottom="-0.05cm" fo:padding-left="-0.05cm" fo:padding-right="-0.05cm"/>
    </style:style>
    <style:style style:name="gr4" style:family="graphic" style:parent-style-name="standard">
      <style:graphic-properties svg:stroke-width="0cm" draw:fill-color="#e4405c" fo:padding-top="-0.05cm" fo:padding-bottom="-0.05cm" fo:padding-left="-0.05cm" fo:padding-right="-0.05cm"/>
    </style:style>
    <style:style style:name="gr5" style:family="graphic" style:parent-style-name="standard">
      <style:graphic-properties svg:stroke-width="0cm" draw:fill-color="#cf0830" fo:padding-top="-0.05cm" fo:padding-bottom="-0.05cm" fo:padding-left="-0.05cm" fo:padding-right="-0.05cm"/>
    </style:style>
    <style:style style:name="gr6" style:family="graphic" style:parent-style-name="standard">
      <style:graphic-properties svg:stroke-width="0cm" draw:fill-color="#790015" fo:padding-top="-0.05cm" fo:padding-bottom="-0.05cm" fo:padding-left="-0.05cm" fo:padding-right="-0.05cm"/>
    </style:style>
    <style:style style:name="gr7" style:family="graphic" style:parent-style-name="standard">
      <style:graphic-properties svg:stroke-width="0.001cm" svg:stroke-color="#ffffff" draw:fill="none" draw:fill-color="#ffffff" fo:padding-top="-0.049cm" fo:padding-bottom="-0.049cm" fo:padding-left="-0.049cm" fo:padding-right="-0.049cm"/>
    </style:style>
    <style:style style:name="gr8" style:family="graphic" style:parent-style-name="standard">
      <style:graphic-properties svg:stroke-width="0cm" draw:fill-color="#000000" fo:padding-top="-0.05cm" fo:padding-bottom="-0.05cm" fo:padding-left="-0.05cm" fo:padding-right="-0.05cm"/>
    </style:style>
    <style:style style:name="gr9" style:family="graphic" style:parent-style-name="standard">
      <style:graphic-properties svg:stroke-width="0.001cm" svg:stroke-color="#000000" draw:fill="none" draw:fill-color="#ffffff" fo:padding-top="-0.049cm" fo:padding-bottom="-0.049cm" fo:padding-left="-0.049cm" fo:padding-right="-0.049cm"/>
    </style:style>
    <style:style style:name="gr10" style:family="graphic" style:parent-style-name="standard">
      <style:graphic-properties svg:stroke-width="0cm" svg:stroke-color="#ffffff" draw:fill-color="#ffffff" fo:padding-top="-0.05cm" fo:padding-bottom="-0.05cm" fo:padding-left="-0.05cm" fo:padding-right="-0.05cm"/>
    </style:style>
    <style:style style:name="gr11" style:family="graphic" style:parent-style-name="standard">
      <style:graphic-properties svg:stroke-width="0.285cm" svg:stroke-color="#000000" draw:fill="none" draw:fill-color="#ffffff" fo:padding-top="0.092cm" fo:padding-bottom="0.092cm" fo:padding-left="0.092cm" fo:padding-right="0.092cm"/>
    </style:style>
    <style:style style:name="gr12" style:family="graphic" style:parent-style-name="standard">
      <style:graphic-properties svg:stroke-width="0.285cm" svg:stroke-color="#ffffff" draw:fill="none" draw:fill-color="#ffffff" fo:padding-top="0.092cm" fo:padding-bottom="0.092cm" fo:padding-left="0.092cm" fo:padding-right="0.092cm"/>
    </style:style>
  </office:automatic-styles>
  <office:body>
    <office:drawing>
      <draw:page draw:name="page1" draw:style-name="dp1" draw:master-page-name="Default">
        <draw:g>
          <draw:glue-point draw:id="4" svg:x="-3.351cm" svg:y="-4.965cm"/>
          <draw:glue-point draw:id="5" svg:x="0.824cm" svg:y="-4.965cm"/>
          <draw:glue-point draw:id="6" svg:x="4.998cm" svg:y="-4.965cm"/>
          <draw:glue-point draw:id="7" svg:x="-4.968cm" svg:y="5.023cm"/>
          <draw:glue-point draw:id="8" svg:x="-0.546cm" svg:y="5.023cm"/>
          <draw:glue-point draw:id="9" svg:x="3.876cm" svg:y="5.023cm"/>
          <draw:glue-point draw:id="10" svg:x="-4.968cm" svg:y="-4.111cm"/>
          <draw:glue-point draw:id="11" svg:x="-4.968cm" svg:y="-2.701cm"/>
          <draw:glue-point draw:id="12" svg:x="-4.968cm" svg:y="-1.291cm"/>
          <draw:glue-point draw:id="13" svg:x="4.998cm" svg:y="-2.17cm"/>
          <draw:glue-point draw:id="14" svg:x="4.998cm" svg:y="0.999cm"/>
          <draw:glue-point draw:id="15" svg:x="4.998cm" svg:y="4.169cm"/>
          <draw:glue-point draw:id="16" svg:x="0.077cm" svg:y="-0.411cm"/>
          <draw:polygon draw:style-name="gr1" draw:layer="layout" svg:width="1.388cm" svg:height="1.264cm" svg:x="0cm" svg:y="0.736cm" svg:viewBox="0 0 1389 1265" draw:points="0,1265 1389,1265 1389,0 0,0">
            <text:p/>
          </draw:polygon>
          <draw:polyline draw:style-name="gr2" draw:layer="layout" svg:width="1.388cm" svg:height="1.264cm" svg:x="0cm" svg:y="0.736cm" svg:viewBox="0 0 1389 1265" draw:points="0,1265 1389,1265 1389,0 0,0 0,1265">
            <text:p/>
          </draw:polyline>
          <draw:polygon draw:style-name="gr3" draw:layer="layout" svg:width="0.175cm" svg:height="1.438cm" svg:x="1.393cm" svg:y="0.562cm" svg:viewBox="0 0 176 1439" draw:points="176,1265 176,0 0,174 0,1439">
            <text:p/>
          </draw:polygon>
          <draw:polyline draw:style-name="gr2" draw:layer="layout" svg:width="0.175cm" svg:height="1.438cm" svg:x="1.393cm" svg:y="0.562cm" svg:viewBox="0 0 176 1439" draw:points="176,1265 176,0 0,174 0,1439 176,1265">
            <text:p/>
          </draw:polyline>
          <draw:polygon draw:style-name="gr4" draw:layer="layout" svg:width="1.564cm" svg:height="0.174cm" svg:x="0.005cm" svg:y="0cm" svg:viewBox="0 0 1565 175" draw:points="254,0 0,175 1389,175 1565,0">
            <text:p/>
          </draw:polygon>
          <draw:polyline draw:style-name="gr2" draw:layer="layout" svg:width="1.564cm" svg:height="0.174cm" svg:x="0.005cm" svg:y="0cm" svg:viewBox="0 0 1565 175" draw:points="254,0 0,175 1389,175 1565,0 254,0">
            <text:p/>
          </draw:polyline>
          <draw:polygon draw:style-name="gr5" draw:layer="layout" svg:width="1.388cm" svg:height="0.562cm" svg:x="0cm" svg:y="0.174cm" svg:viewBox="0 0 1389 563" draw:points="0,563 1389,563 1389,0 0,0">
            <text:p/>
          </draw:polygon>
          <draw:polyline draw:style-name="gr2" draw:layer="layout" svg:width="1.388cm" svg:height="0.562cm" svg:x="0cm" svg:y="0.174cm" svg:viewBox="0 0 1389 563" draw:points="0,563 1389,563 1389,0 0,0 0,563">
            <text:p/>
          </draw:polyline>
          <draw:polygon draw:style-name="gr6" draw:layer="layout" svg:width="0.175cm" svg:height="0.736cm" svg:x="1.393cm" svg:y="0cm" svg:viewBox="0 0 176 737" draw:points="176,562 176,0 0,173 0,737">
            <text:p/>
          </draw:polygon>
          <draw:polyline draw:style-name="gr7" draw:layer="layout" svg:width="0.175cm" svg:height="0.736cm" svg:x="1.393cm" svg:y="0cm" svg:viewBox="0 0 176 737" draw:points="176,562 176,0 0,173 0,737 176,562">
            <text:p/>
          </draw:polyline>
          <draw:polygon draw:style-name="gr1" draw:layer="layout" svg:width="1.388cm" svg:height="0cm" svg:x="0.005cm" svg:y="0.736cm" svg:viewBox="0 0 1389 0" draw:points="1389,0 0,0">
            <text:p/>
          </draw:polygon>
          <draw:line draw:style-name="gr7" draw:layer="layout" svg:x1="1.394cm" svg:y1="0.736cm" svg:x2="0.005cm" svg:y2="0.736cm">
            <text:p/>
          </draw:line>
          <draw:polygon draw:style-name="gr1" draw:layer="layout" svg:width="0.175cm" svg:height="0.174cm" svg:x="1.393cm" svg:y="0.562cm" svg:viewBox="0 0 176 175" draw:points="0,175 176,0">
            <text:p/>
          </draw:polygon>
          <draw:line draw:style-name="gr7" draw:layer="layout" svg:x1="1.393cm" svg:y1="0.737cm" svg:x2="1.569cm" svg:y2="0.562cm">
            <text:p/>
          </draw:line>
          <draw:polygon draw:style-name="gr8" draw:layer="layout" svg:width="0.224cm" svg:height="0.116cm" svg:x="0.261cm" svg:y="0.219cm" svg:viewBox="0 0 225 117" draw:points="0,117 225,117 225,0 0,0">
            <text:p/>
          </draw:polygon>
          <draw:polygon draw:style-name="gr8" draw:layer="layout" svg:width="0.224cm" svg:height="0.116cm" svg:x="0.997cm" svg:y="0.219cm" svg:viewBox="0 0 225 117" draw:points="0,117 225,117 225,0 0,0">
            <text:p/>
          </draw:polygon>
          <draw:polygon draw:style-name="gr8" draw:layer="layout" svg:width="0.224cm" svg:height="0.117cm" svg:x="0.261cm" svg:y="0.51cm" svg:viewBox="0 0 225 118" draw:points="0,118 225,118 225,0 0,0">
            <text:p/>
          </draw:polygon>
          <draw:polygon draw:style-name="gr8" draw:layer="layout" svg:width="0.224cm" svg:height="0.117cm" svg:x="0.997cm" svg:y="0.51cm" svg:viewBox="0 0 225 118" draw:points="0,118 225,118 225,0 0,0">
            <text:p/>
          </draw:polygon>
          <draw:line draw:style-name="gr9" draw:layer="layout" svg:x1="0.413cm" svg:y1="0.289cm" svg:x2="1.102cm" svg:y2="0.289cm">
            <text:p/>
          </draw:line>
          <draw:line draw:style-name="gr9" draw:layer="layout" svg:x1="0.413cm" svg:y1="0.58cm" svg:x2="1.102cm" svg:y2="0.58cm">
            <text:p/>
          </draw:line>
          <draw:line draw:style-name="gr9" draw:layer="layout" svg:x1="0.373cm" svg:y1="0.581cm" svg:x2="1.102cm" svg:y2="0.289cm">
            <text:p/>
          </draw:line>
          <draw:line draw:style-name="gr9" draw:layer="layout" svg:x1="0.373cm" svg:y1="0.289cm" svg:x2="1.102cm" svg:y2="0.581cm">
            <text:p/>
          </draw:line>
          <draw:polygon draw:style-name="gr10" draw:layer="layout" svg:width="0.224cm" svg:height="0.117cm" svg:x="0.231cm" svg:y="0.249cm" svg:viewBox="0 0 225 118" draw:points="0,118 225,118 225,0 0,0">
            <text:p/>
          </draw:polygon>
          <draw:polygon draw:style-name="gr10" draw:layer="layout" svg:width="0.224cm" svg:height="0.117cm" svg:x="0.967cm" svg:y="0.249cm" svg:viewBox="0 0 225 118" draw:points="0,118 225,118 225,0 0,0">
            <text:p/>
          </draw:polygon>
          <draw:polygon draw:style-name="gr10" draw:layer="layout" svg:width="0.224cm" svg:height="0.117cm" svg:x="0.231cm" svg:y="0.54cm" svg:viewBox="0 0 225 118" draw:points="0,118 225,118 225,0 0,0">
            <text:p/>
          </draw:polygon>
          <draw:polygon draw:style-name="gr10" draw:layer="layout" svg:width="0.224cm" svg:height="0.117cm" svg:x="0.967cm" svg:y="0.54cm" svg:viewBox="0 0 225 118" draw:points="0,118 225,118 225,0 0,0">
            <text:p/>
          </draw:polygon>
          <draw:line draw:style-name="gr7" draw:layer="layout" svg:x1="0.383cm" svg:y1="0.307cm" svg:x2="1.072cm" svg:y2="0.307cm">
            <text:p/>
          </draw:line>
          <draw:line draw:style-name="gr7" draw:layer="layout" svg:x1="0.383cm" svg:y1="0.599cm" svg:x2="1.072cm" svg:y2="0.599cm">
            <text:p/>
          </draw:line>
          <draw:line draw:style-name="gr7" draw:layer="layout" svg:x1="0.343cm" svg:y1="0.599cm" svg:x2="1.072cm" svg:y2="0.307cm">
            <text:p/>
          </draw:line>
          <draw:line draw:style-name="gr7" draw:layer="layout" svg:x1="0.343cm" svg:y1="0.307cm" svg:x2="1.072cm" svg:y2="0.599cm">
            <text:p/>
          </draw:line>
          <draw:polyline draw:style-name="gr11" draw:layer="layout" svg:width="0.826cm" svg:height="0.699cm" svg:x="0.331cm" svg:y="0.986cm" svg:viewBox="0 0 827 700" draw:points="0,700 248,700 590,0 827,0">
            <text:p/>
          </draw:polyline>
          <draw:polygon draw:style-name="gr8" draw:layer="layout" svg:width="0.15cm" svg:height="0.247cm" svg:x="1.088cm" svg:y="0.861cm" svg:viewBox="0 0 151 248" draw:points="0,0 0,248 151,129">
            <text:p/>
          </draw:polygon>
          <draw:polygon draw:style-name="gr8" draw:layer="layout" svg:width="0.15cm" svg:height="0.247cm" svg:x="0.224cm" svg:y="1.565cm" svg:viewBox="0 0 151 248" draw:points="151,248 151,0 0,119">
            <text:p/>
          </draw:polygon>
          <draw:polygon draw:style-name="gr10" draw:layer="layout" svg:width="0.15cm" svg:height="0.248cm" svg:x="0.19cm" svg:y="1.589cm" svg:viewBox="0 0 151 249" draw:points="151,249 151,0 0,119">
            <text:p/>
          </draw:polygon>
          <draw:polygon draw:style-name="gr10" draw:layer="layout" svg:width="0.15cm" svg:height="0.248cm" svg:x="1.06cm" svg:y="0.881cm" svg:viewBox="0 0 151 249" draw:points="0,0 0,249 151,129">
            <text:p/>
          </draw:polygon>
          <draw:polygon draw:style-name="gr8" draw:layer="layout" svg:width="0.15cm" svg:height="0.247cm" svg:x="0.224cm" svg:y="0.866cm" svg:viewBox="0 0 151 248" draw:points="151,248 151,0 0,119">
            <text:p/>
          </draw:polygon>
          <draw:polygon draw:style-name="gr10" draw:layer="layout" svg:width="0.15cm" svg:height="0.248cm" svg:x="0.19cm" svg:y="0.89cm" svg:viewBox="0 0 151 249" draw:points="151,249 151,0 0,119">
            <text:p/>
          </draw:polygon>
          <draw:polyline draw:style-name="gr11" draw:layer="layout" svg:width="0.8cm" svg:height="0.703cm" svg:x="0.363cm" svg:y="0.985cm" svg:viewBox="0 0 801 704" draw:points="801,704 556,704 207,0 0,0">
            <text:p/>
          </draw:polyline>
          <draw:polyline draw:style-name="gr12" draw:layer="layout" svg:width="0.871cm" svg:height="0.703cm" svg:x="0.286cm" svg:y="1.007cm" svg:viewBox="0 0 872 704" draw:points="872,704 615,704 266,0 0,0">
            <text:p/>
          </draw:polyline>
          <draw:polyline draw:style-name="gr12" draw:layer="layout" svg:width="0.862cm" svg:height="0.698cm" svg:x="0.287cm" svg:y="1.01cm" svg:viewBox="0 0 863 699" draw:points="0,699 248,699 593,0 863,0">
            <text:p/>
          </draw:polyline>
          <draw:polygon draw:style-name="gr8" draw:layer="layout" svg:width="0.15cm" svg:height="0.248cm" svg:x="1.088cm" svg:y="1.563cm" svg:viewBox="0 0 151 249" draw:points="0,0 0,249 151,129">
            <text:p/>
          </draw:polygon>
          <draw:polygon draw:style-name="gr10" draw:layer="layout" svg:width="0.15cm" svg:height="0.248cm" svg:x="1.06cm" svg:y="1.583cm" svg:viewBox="0 0 151 249" draw:points="0,0 0,249 151,129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ATM Tag Switch Router</dc:title>
    <meta:creation-date>2011-02-07T16:44:59</meta:creation-date>
    <meta:editing-duration>P0D</meta:editing-duration>
    <meta:editing-cycles>1</meta:editing-cycles>
    <meta:document-statistic meta:object-count="43"/>
    <meta:generator>OpenOffice.org/3.3$Linux OpenOffice.org_project/330m20$Build-9567</meta:generator>
  </office:meta>
</office:document-meta>
</file>